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YCYAR+NimbusMonL-Regu" svg:font-family="CYCYAR+NimbusMonL-Regu"/>
    <style:font-face style:name="F" svg:font-family="" style:font-family-generic="roman"/>
    <style:font-face style:name="AlBattar" svg:font-family="AlBatt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1mm"/>
    </style:style>
    <style:style style:name="co2" style:family="table-column">
      <style:table-column-properties fo:break-before="auto" style:column-width="40.43mm"/>
    </style:style>
    <style:style style:name="co3" style:family="table-column">
      <style:table-column-properties fo:break-before="auto" style:column-width="43.36mm"/>
    </style:style>
    <style:style style:name="co4" style:family="table-column">
      <style:table-column-properties fo:break-before="auto" style:column-width="32.05mm"/>
    </style:style>
    <style:style style:name="co5" style:family="table-column">
      <style:table-column-properties fo:break-before="auto" style:column-width="42.72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0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2mm" fo:break-before="auto" style:use-optimal-row-height="false"/>
    </style:style>
    <style:style style:name="ro3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lBattar" fo:font-weight="bold" style:font-weight-asian="bold" style:font-weight-complex="bold"/>
    </style:style>
    <style:style style:name="ce2" style:family="table-cell" style:parent-style-name="Default">
      <style:text-properties style:font-name="AlBattar"/>
    </style:style>
    <style:style style:name="ce3" style:family="table-cell" style:parent-style-name="Default">
      <style:table-cell-properties fo:background-color="#ff3333" fo:wrap-option="wrap"/>
      <style:text-properties style:font-name="AlBattar" fo:font-weight="bold" style:font-weight-asian="bold" style:font-weight-complex="bold"/>
    </style:style>
    <style:style style:name="ce4" style:family="table-cell" style:parent-style-name="Default">
      <style:table-cell-properties fo:background-color="#aecf00"/>
      <style:text-properties style:font-name="AlBattar"/>
    </style:style>
    <style:style style:name="ce5" style:family="table-cell" style:parent-style-name="Default">
      <style:table-cell-properties fo:background-color="#ff3333" fo:wrap-option="wrap"/>
      <style:text-properties fo:color="#000000" style:font-name="AlBattar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1a1a1a" style:font-name="AlBattar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8" style:family="table-cell" style:parent-style-name="Default">
      <style:table-cell-properties fo:background-color="#7da647"/>
      <style:text-properties style:font-name="AlBatta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CYCYAR+NimbusMonL-Reg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number-columns-repeated="101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make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make P=24 GRAIN=32 DIM=8191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make P=24 GRAIN=32 DIM=2047</text:p>
          </table:table-cell>
          <table:covered-table-cell table:style-name="ce1"/>
          <table:table-cell table:style-name="ce1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remier-code-8191</text:p>
          </table:table-cell>
          <table:table-cell office:value-type="float" office:value="17239.980469" calcext:value-type="float">
            <text:p>17239,980469</text:p>
          </table:table-cell>
          <table:table-cell/>
          <table:table-cell table:style-name="ce1" office:value-type="string" calcext:value-type="string">
            <text:p>premier-code-8191 </text:p>
          </table:table-cell>
          <table:table-cell table:style-name="ce7" office:value-type="float" office:value="17203.746094" calcext:value-type="float">
            <text:p>17203,746094</text:p>
          </table:table-cell>
          <table:table-cell table:style-name="ce7"/>
          <table:table-cell table:style-name="ce1" office:value-type="string" calcext:value-type="string">
            <text:p>premier-code-2047 </text:p>
          </table:table-cell>
          <table:table-cell office:value-type="float" office:value="1117.373047" calcext:value-type="float">
            <text:p>1117,373047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Premier-code-8191</text:p>
          </table:table-cell>
          <table:table-cell table:style-name="ce7" office:value-type="float" office:value="17200.642578" calcext:value-type="float">
            <text:p>17200,642578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eq-with-depend-8191-32 <text:s text:c="2"/></text:p>
          </table:table-cell>
          <table:table-cell office:value-type="float" office:value="25699.726" calcext:value-type="float">
            <text:p>25699,726</text:p>
          </table:table-cell>
          <table:table-cell/>
          <table:table-cell table:style-name="ce1" office:value-type="string" calcext:value-type="string">
            <text:p>seq-with-depend-8191-32 <text:s text:c="2"/></text:p>
          </table:table-cell>
          <table:table-cell office:value-type="float" office:value="27090.451" calcext:value-type="float">
            <text:p>27090,451</text:p>
          </table:table-cell>
          <table:table-cell table:formula="of:=[.E3]/[.E6]" office:value-type="float" office:value="0.635048345780585" calcext:value-type="float">
            <text:p>0,6350483458</text:p>
          </table:table-cell>
          <table:table-cell table:style-name="ce1" office:value-type="string" calcext:value-type="string">
            <text:p>seq-with-depend-2047-32 <text:s text:c="2"/></text:p>
          </table:table-cell>
          <table:table-cell office:value-type="float" office:value="1960.393" calcext:value-type="float">
            <text:p>1960,393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seq-with-depend-8191-32 <text:s text:c="2"/></text:p>
          </table:table-cell>
          <table:table-cell office:value-type="float" office:value="25730.854" calcext:value-type="float">
            <text:p>25730,854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ith-depend-8191-32 <text:s text:c="2"/></text:p>
          </table:table-cell>
          <table:table-cell office:value-type="float" office:value="4533.282" calcext:value-type="float">
            <text:p>4533,282</text:p>
          </table:table-cell>
          <table:table-cell/>
          <table:table-cell table:style-name="ce1" office:value-type="string" calcext:value-type="string">
            <text:p>with-depend-8191-32 <text:s text:c="2"/></text:p>
          </table:table-cell>
          <table:table-cell office:value-type="float" office:value="4498.859" calcext:value-type="float">
            <text:p>4498,859</text:p>
          </table:table-cell>
          <table:table-cell table:formula="of:=[.E3]/[.E9]" office:value-type="float" office:value="3.8240242901589" calcext:value-type="float">
            <text:p>3,8240242902</text:p>
          </table:table-cell>
          <table:table-cell table:style-name="ce1" office:value-type="string" calcext:value-type="string">
            <text:p>with-depend-2047-32 <text:s text:c="2"/></text:p>
          </table:table-cell>
          <table:table-cell office:value-type="float" office:value="677.189" calcext:value-type="float">
            <text:p>677,18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ith-depend-8191-32-FT <text:s text:c="2"/></text:p>
          </table:table-cell>
          <table:table-cell office:value-type="float" office:value="3687.265" calcext:value-type="float">
            <text:p>3687,265</text:p>
          </table:table-cell>
          <table:table-cell/>
          <table:table-cell table:style-name="ce1" office:value-type="string" calcext:value-type="string">
            <text:p>with-depend-8191-32-FT <text:s text:c="2"/></text:p>
          </table:table-cell>
          <table:table-cell office:value-type="float" office:value="3784.774" calcext:value-type="float">
            <text:p>3784,774</text:p>
          </table:table-cell>
          <table:table-cell/>
          <table:table-cell table:style-name="ce1" office:value-type="string" calcext:value-type="string">
            <text:p>with-depend-2047-32-FT <text:s text:c="2"/></text:p>
          </table:table-cell>
          <table:table-cell table:style-name="ce8" office:value-type="float" office:value="654.605" calcext:value-type="float">
            <text:p>654,605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with-depend-8191-32 <text:s text:c="2"/></text:p>
          </table:table-cell>
          <table:table-cell office:value-type="float" office:value="4508.3" calcext:value-type="float">
            <text:p>4508,3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with-depend-8191-32-FT <text:s text:c="2"/></text:p>
          </table:table-cell>
          <table:table-cell table:style-name="ce8" office:value-type="float" office:value="3739.271" calcext:value-type="float">
            <text:p>3739,271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orker-8191-32 <text:s text:c="2"/></text:p>
          </table:table-cell>
          <table:table-cell office:value-type="float" office:value="3690.829" calcext:value-type="float">
            <text:p>3690,829</text:p>
          </table:table-cell>
          <table:table-cell/>
          <table:table-cell table:style-name="ce1" office:value-type="string" calcext:value-type="string">
            <text:p>worker-8191-32 <text:s text:c="2"/></text:p>
          </table:table-cell>
          <table:table-cell office:value-type="float" office:value="3938.387" calcext:value-type="float">
            <text:p>3938,387</text:p>
          </table:table-cell>
          <table:table-cell/>
          <table:table-cell table:style-name="ce1" office:value-type="string" calcext:value-type="string">
            <text:p>worker-2047-32 <text:s text:c="2"/></text:p>
          </table:table-cell>
          <table:table-cell office:value-type="float" office:value="251.496" calcext:value-type="float">
            <text:p>251,49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orker-8191-32-FT <text:s text:c="2"/></text:p>
          </table:table-cell>
          <table:table-cell office:value-type="float" office:value="2924.805" calcext:value-type="float">
            <text:p>2924,805</text:p>
          </table:table-cell>
          <table:table-cell/>
          <table:table-cell table:style-name="ce1" office:value-type="string" calcext:value-type="string">
            <text:p>worker-8191-32-FT <text:s text:c="2"/></text:p>
          </table:table-cell>
          <table:table-cell office:value-type="float" office:value="2915.929" calcext:value-type="float">
            <text:p>2915,929</text:p>
          </table:table-cell>
          <table:table-cell/>
          <table:table-cell table:style-name="ce1" office:value-type="string" calcext:value-type="string">
            <text:p>worker-2047-32-FT <text:s text:c="2"/></text:p>
          </table:table-cell>
          <table:table-cell table:style-name="ce8" office:value-type="float" office:value="250.036" calcext:value-type="float">
            <text:p>250,036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office:value-type="string" calcext:value-type="string">
            <text:p>worker-8191-32 <text:s text:c="2"/></text:p>
          </table:table-cell>
          <table:table-cell office:value-type="float" office:value="3672.578" calcext:value-type="float">
            <text:p>3672,57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 office:value-type="string" calcext:value-type="string">
            <text:p>worker-8191-32-FT <text:s text:c="2"/></text:p>
          </table:table-cell>
          <table:table-cell table:style-name="ce8" office:value-type="float" office:value="2865.328" calcext:value-type="float">
            <text:p>2865,328</text:p>
          </table:table-cell>
          <table:table-cell table:style-name="ce8"/>
          <table:table-cell table:number-columns-repeated="1015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OMP_NUM_THREADS=12 ./with-depend-2047-32</text:p>
          </table:table-cell>
          <table:covered-table-cell table:style-name="ce1"/>
          <table:table-cell table:style-name="ce1"/>
          <table:table-cell table:style-name="ce5" office:value-type="string" calcext:value-type="string" table:number-columns-spanned="2" table:number-rows-spanned="1">
            <text:p>En changeant 191 : «coeur = ((sens == 1) ? i + 6: i) % P; »</text:p>
          </table:table-cell>
          <table:covered-table-cell table:style-name="ce1"/>
          <table:table-cell table:style-name="ce1"/>
          <table:table-cell table:style-name="ce9" office:value-type="string" calcext:value-type="string" table:number-columns-spanned="2" table:number-rows-spanned="1">
            <text:p><text:s/>make P=24 GRAIN=32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make P=24 GRAIN=64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repeated="1011"/>
        </table:table-row>
        <table:table-row table:style-name="ro1">
          <table:table-cell/>
          <table:table-cell office:value-type="float" office:value="549.621" calcext:value-type="float">
            <text:p>549,621</text:p>
          </table:table-cell>
          <table:table-cell/>
          <table:table-cell table:style-name="ce1" office:value-type="string" calcext:value-type="string">
            <text:p>premier-code-2047 </text:p>
          </table:table-cell>
          <table:table-cell office:value-type="float" office:value="1116.064941" calcext:value-type="float">
            <text:p>1116,064941</text:p>
          </table:table-cell>
          <table:table-cell/>
          <table:table-cell table:style-name="ce1" office:value-type="string" calcext:value-type="string">
            <text:p>premier-code-8191 </text:p>
          </table:table-cell>
          <table:table-cell office:value-type="float" office:value="17199.332031" calcext:value-type="float">
            <text:p>17199,332031</text:p>
          </table:table-cell>
          <table:table-cell/>
          <table:table-cell office:value-type="string" calcext:value-type="string">
            <text:p>premier-code-8191 </text:p>
          </table:table-cell>
          <table:table-cell office:value-type="float" office:value="17203.757812" calcext:value-type="float">
            <text:p>17203,7578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" office:value-type="string" calcext:value-type="string">
            <text:p>premier-code-8191 </text:p>
          </table:table-cell>
          <table:table-cell office:value-type="float" office:value="17273.203125" calcext:value-type="float">
            <text:p>17273,203125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style-name="Default" table:number-columns-repeated="2"/>
          <table:table-cell table:style-name="ce1" office:value-type="string" calcext:value-type="string">
            <text:p>seq-with-depend-8191-32 <text:s/></text:p>
          </table:table-cell>
          <table:table-cell table:style-name="ce4" office:value-type="float" office:value="25651.472" calcext:value-type="float">
            <text:p>25651,472</text:p>
          </table:table-cell>
          <table:table-cell table:style-name="ce4" table:formula="of:=[.H23]/[.H25]" office:value-type="float" office:value="0.670500781826478" calcext:value-type="float">
            <text:p>0,6705007818</text:p>
          </table:table-cell>
          <table:table-cell office:value-type="string" calcext:value-type="string">
            <text:p>seq-with-depend-8191-64 <text:s/></text:p>
          </table:table-cell>
          <table:table-cell office:value-type="float" office:value="29265.451" calcext:value-type="float">
            <text:p>29265,451</text:p>
          </table:table-cell>
          <table:table-cell table:formula="of:=[.K23]/[.K25]" office:value-type="float" office:value="0.587852133630198" calcext:value-type="float">
            <text:p>0,58785213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 calcext:value-type="string">
            <text:p>seq-with-depend-2047-32 <text:s/></text:p>
          </table:table-cell>
          <table:table-cell office:value-type="float" office:value="1914.729" calcext:value-type="float">
            <text:p>1914,729</text:p>
          </table:table-cell>
          <table:table-cell table:formula="of:=[.E23]/[.E26]" office:value-type="float" office:value="0.582884022229778" calcext:value-type="float">
            <text:p>0,582884022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table:style-name="ce1" office:value-type="string" calcext:value-type="string">
            <text:p>seq-with-depend-8191-32 <text:s/></text:p>
          </table:table-cell>
          <table:table-cell office:value-type="float" office:value="25503.547" calcext:value-type="float">
            <text:p>25503,547</text:p>
          </table:table-cell>
          <table:table-cell table:formula="of:=[.E24]/[.E27]" office:value-type="float" office:value="0.677286305508798" calcext:value-type="float">
            <text:p>0,6772863055</text:p>
          </table:table-cell>
          <table:table-cell table:style-name="ce1" office:value-type="string" calcext:value-type="string">
            <text:p>with-depend-8191-32 <text:s/></text:p>
          </table:table-cell>
          <table:table-cell table:style-name="ce4" office:value-type="float" office:value="4452.911" calcext:value-type="float">
            <text:p>4452,911</text:p>
          </table:table-cell>
          <table:table-cell table:style-name="ce4" table:formula="of:=[.H23]/[.H27]" office:value-type="float" office:value="3.8624917567407" calcext:value-type="float">
            <text:p>3,8624917567</text:p>
          </table:table-cell>
          <table:table-cell office:value-type="string" calcext:value-type="string">
            <text:p>with-depend-8191-64 <text:s/></text:p>
          </table:table-cell>
          <table:table-cell office:value-type="float" office:value="5418.019" calcext:value-type="float">
            <text:p>5418,019</text:p>
          </table:table-cell>
          <table:table-cell table:formula="of:=[.K23]/[.K27]" office:value-type="float" office:value="3.17528561859971" calcext:value-type="float">
            <text:p>3,175285618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 office:value-type="string" calcext:value-type="string">
            <text:p>with-depend-8191-32-FT <text:s/></text:p>
          </table:table-cell>
          <table:table-cell office:value-type="float" office:value="3795.054" calcext:value-type="float">
            <text:p>3795,054</text:p>
          </table:table-cell>
          <table:table-cell table:formula="of:=[.H23]/[.H28]" office:value-type="float" office:value="4.53203881446746" calcext:value-type="float">
            <text:p>4,5320388145</text:p>
          </table:table-cell>
          <table:table-cell office:value-type="string" calcext:value-type="string">
            <text:p>with-depend-8191-64-FT <text:s/></text:p>
          </table:table-cell>
          <table:table-cell office:value-type="float" office:value="3784.85" calcext:value-type="float">
            <text:p>3784,85</text:p>
          </table:table-cell>
          <table:table-cell table:formula="of:=[.K23]/[.K28]" office:value-type="float" office:value="4.54542658546574" calcext:value-type="float">
            <text:p>4,54542658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 calcext:value-type="string">
            <text:p>with-depend-2047-32 <text:s/></text:p>
          </table:table-cell>
          <table:table-cell office:value-type="float" office:value="685.689" calcext:value-type="float">
            <text:p>685,689</text:p>
          </table:table-cell>
          <table:table-cell table:formula="of:=[.E23]/[.E29]" office:value-type="float" office:value="1.627654725393" calcext:value-type="float">
            <text:p>1,627654725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table:style-name="ce1" office:value-type="string" calcext:value-type="string">
            <text:p>with-depend-2047-32-FT <text:s/></text:p>
          </table:table-cell>
          <table:table-cell table:style-name="ce8" office:value-type="float" office:value="662.095" calcext:value-type="float">
            <text:p>662,095</text:p>
          </table:table-cell>
          <table:table-cell table:style-name="ce8" table:formula="of:=[.E23]/[.E30]" office:value-type="float" office:value="1.68565680302676" calcext:value-type="float">
            <text:p>1,685656803</text:p>
          </table:table-cell>
          <table:table-cell table:style-name="ce1" office:value-type="string" calcext:value-type="string">
            <text:p>worker-8191-32 <text:s/></text:p>
          </table:table-cell>
          <table:table-cell office:value-type="float" office:value="3652.583" calcext:value-type="float">
            <text:p>3652,583</text:p>
          </table:table-cell>
          <table:table-cell table:formula="of:=[.H23]/[.H30]" office:value-type="float" office:value="4.70881347008405" calcext:value-type="float">
            <text:p>4,7088134701</text:p>
          </table:table-cell>
          <table:table-cell office:value-type="string" calcext:value-type="string">
            <text:p>worker-8191-64 <text:s/></text:p>
          </table:table-cell>
          <table:table-cell table:style-name="ce4" office:value-type="float" office:value="3312.631" calcext:value-type="float">
            <text:p>3312,631</text:p>
          </table:table-cell>
          <table:table-cell table:formula="of:=[.K23]/[.K30]" office:value-type="float" office:value="5.19338188044488" calcext:value-type="float">
            <text:p>5,19338188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 calcext:value-type="string">
            <text:p>with-depend-8191-32 <text:s/></text:p>
          </table:table-cell>
          <table:table-cell office:value-type="float" office:value="4467.972" calcext:value-type="float">
            <text:p>4467,972</text:p>
          </table:table-cell>
          <table:table-cell table:formula="of:=[.E24]/[.E31]" office:value-type="float" office:value="3.86600523123243" calcext:value-type="float">
            <text:p>3,8660052312</text:p>
          </table:table-cell>
          <table:table-cell table:style-name="ce1" office:value-type="string" calcext:value-type="string">
            <text:p>worker-8191-32-FT <text:s/></text:p>
          </table:table-cell>
          <table:table-cell office:value-type="float" office:value="2850.137" calcext:value-type="float">
            <text:p>2850,137</text:p>
          </table:table-cell>
          <table:table-cell table:formula="of:=[.H23]/[.H31]" office:value-type="float" office:value="6.03456326169584" calcext:value-type="float">
            <text:p>6,0345632617</text:p>
          </table:table-cell>
          <table:table-cell office:value-type="string" calcext:value-type="string">
            <text:p>worker-8191-64-FT <text:s/></text:p>
          </table:table-cell>
          <table:table-cell table:style-name="ce4" office:value-type="float" office:value="2550.06" calcext:value-type="float">
            <text:p>2550,06</text:p>
          </table:table-cell>
          <table:table-cell table:formula="of:=[.K23]/[.K31]" office:value-type="float" office:value="6.74641295185211" calcext:value-type="float">
            <text:p>6,74641295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" office:value-type="string" calcext:value-type="string">
            <text:p>with-depend-8191-32-FT <text:s/></text:p>
          </table:table-cell>
          <table:table-cell table:style-name="ce8" office:value-type="float" office:value="4059.961" calcext:value-type="float">
            <text:p>4059,961</text:p>
          </table:table-cell>
          <table:table-cell table:style-name="ce8" table:formula="of:=[.E24]/[.E32]" office:value-type="float" office:value="4.25452439690923" calcext:value-type="float">
            <text:p>4,2545243969</text:p>
          </table:table-cell>
          <table:table-cell table:style-name="ce6"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table:style-name="ce1" office:value-type="string" calcext:value-type="string">
            <text:p>worker-2047-32 <text:s/></text:p>
          </table:table-cell>
          <table:table-cell office:value-type="float" office:value="262.67" calcext:value-type="float">
            <text:p>262,67</text:p>
          </table:table-cell>
          <table:table-cell table:formula="of:=[.E23]/[.E34]" office:value-type="float" office:value="4.24892428141775" calcext:value-type="float">
            <text:p>4,248924281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worker-2047-32-FT <text:s/></text:p>
          </table:table-cell>
          <table:table-cell table:style-name="ce8" office:value-type="float" office:value="257.353" calcext:value-type="float">
            <text:p>257,353</text:p>
          </table:table-cell>
          <table:table-cell table:style-name="ce8" table:formula="of:=[.E23]/[.E35]" office:value-type="float" office:value="4.33670849378092" calcext:value-type="float">
            <text:p>4,336708493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worker-8191-32 <text:s/></text:p>
          </table:table-cell>
          <table:table-cell office:value-type="float" office:value="4159.771" calcext:value-type="float">
            <text:p>4159,771</text:p>
          </table:table-cell>
          <table:table-cell table:formula="of:=[.E24]/[.E36]" office:value-type="float" office:value="4.15244087354809" calcext:value-type="float">
            <text:p>4,152440873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worker-8191-32-FT <text:s/></text:p>
          </table:table-cell>
          <table:table-cell table:style-name="ce8" office:value-type="float" office:value="3540.917" calcext:value-type="float">
            <text:p>3540,917</text:p>
          </table:table-cell>
          <table:table-cell table:style-name="ce8" table:formula="of:=[.E24]/[.E37]" office:value-type="float" office:value="4.87817227147657" calcext:value-type="float">
            <text:p>4,8781722715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2" table:number-rows-spanned="1">
            <text:p>En changeant 191 : «coeur = ((sens == 1) ? i + 6: i) % P; » + make P=24 GRAIN=64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2" table:number-rows-spanned="1">
            <text:p>MEILLEUR GRAIN</text:p>
          </table:table-cell>
          <table:covered-table-cell table:style-name="ce1"/>
          <table:table-cell table:style-name="ce1" table:number-columns-repeated="1019"/>
        </table:table-row>
        <table:table-row table:style-name="ro1">
          <table:table-cell office:value-type="string" calcext:value-type="string">
            <text:p>premier-code-8191 </text:p>
          </table:table-cell>
          <table:table-cell office:value-type="float" office:value="17212.013672" calcext:value-type="float">
            <text:p>17212,013672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q-with-depend-8191-64 <text:s/></text:p>
          </table:table-cell>
          <table:table-cell office:value-type="float" office:value="29205.039" calcext:value-type="float">
            <text:p>29205,039</text:p>
          </table:table-cell>
          <table:table-cell table:formula="of:=[.B42]/[.B44]" office:value-type="float" office:value="0.589350819630818" calcext:value-type="float">
            <text:p>0,5893508196</text:p>
          </table:table-cell>
          <table:table-cell office:value-type="float" office:value="4095" calcext:value-type="float">
            <text:p>409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191" calcext:value-type="float">
            <text:p>8191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th-depend-8191-64 <text:s/></text:p>
          </table:table-cell>
          <table:table-cell office:value-type="float" office:value="5511.07" calcext:value-type="float">
            <text:p>5511,07</text:p>
          </table:table-cell>
          <table:table-cell table:formula="of:=[.B42]/[.B46]" office:value-type="float" office:value="3.12317093994451" calcext:value-type="float">
            <text:p>3,1231709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-depend-8191-64-FT <text:s/></text:p>
          </table:table-cell>
          <table:table-cell table:style-name="ce4" office:value-type="float" office:value="3752.44" calcext:value-type="float">
            <text:p>3752,44</text:p>
          </table:table-cell>
          <table:table-cell table:formula="of:=[.B42]/[.B47]" office:value-type="float" office:value="4.58688577885323" calcext:value-type="float">
            <text:p>4,58688577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ker-8191-64 <text:s/></text:p>
          </table:table-cell>
          <table:table-cell office:value-type="float" office:value="3418.187" calcext:value-type="float">
            <text:p>3418,187</text:p>
          </table:table-cell>
          <table:table-cell table:formula="of:=[.B42]/[.B49]" office:value-type="float" office:value="5.0354218982168" calcext:value-type="float">
            <text:p>5,03542189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-8191-64-FT <text:s/></text:p>
          </table:table-cell>
          <table:table-cell table:style-name="ce4" office:value-type="float" office:value="3082.403" calcext:value-type="float">
            <text:p>3082,403</text:p>
          </table:table-cell>
          <table:table-cell table:formula="of:=[.B42]/[.B50]" office:value-type="float" office:value="5.58395955103859" calcext:value-type="float">
            <text:p>5,5839595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YCYAR+NimbusMonL-Regu" svg:font-family="CYCYAR+NimbusMonL-Regu"/>
    <style:font-face style:name="F" svg:font-family="" style:font-family-generic="roman"/>
    <style:font-face style:name="AlBattar" svg:font-family="AlBatt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enice Faltrept</meta:initial-creator>
    <meta:creation-date>2016-02-15T11:01:42.645424683</meta:creation-date>
    <dc:date>2016-02-15T12:00:54.011777331</dc:date>
    <dc:creator>Berenice Faltrept</dc:creator>
    <meta:editing-duration>PT59M1S</meta:editing-duration>
    <meta:editing-cycles>21</meta:editing-cycles>
    <meta:generator>LibreOffice/5.0.3.2$Linux_X86_64 LibreOffice_project/00m0$Build-2</meta:generator>
    <meta:document-statistic meta:table-count="1" meta:cell-count="153" meta:object-count="0"/>
  </office:meta>
</office:document-meta>
</file>